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prev_pin1Value</text:p>
          </table:table-cell>
          <table:table-cell table:style-name="ce1" office:value-type="string" calcext:value-type="string">
            <text:p>prev_pin2Value</text:p>
          </table:table-cell>
          <table:table-cell table:style-name="ce1" office:value-type="string" calcext:value-type="string">
            <text:p>pin1Value</text:p>
          </table:table-cell>
          <table:table-cell table:style-name="ce1" office:value-type="string" calcext:value-type="string">
            <text:p>pin2Value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Code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CW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W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W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?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CW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CW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W</text:p>
          </table:table-cell>
          <table:table-cell table:style-name="ce4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string" calcext:value-type="string">
            <text:p>?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W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CW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6" office:value-type="string" calcext:value-type="string">
            <text:p>Clockwise Rotation = 11, 01,00,10,11,…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ounter Clockwise Rotation = 11, 10,00,01,11,…</text:p>
          </table:table-cell>
          <table:table-cell table:number-columns-repeated="5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9T09:37:04.744000000</meta:creation-date>
    <dc:date>2022-03-09T10:26:10.769000000</dc:date>
    <meta:editing-duration>PT38M54S</meta:editing-duration>
    <meta:editing-cycles>4</meta:editing-cycles>
    <meta:generator>LibreOffice/6.4.6.2$Windows_X86_64 LibreOffice_project/0ce51a4fd21bff07a5c061082cc82c5ed232f115</meta:generator>
    <meta:document-statistic meta:table-count="1" meta:cell-count="104" meta:object-count="0"/>
  </office:meta>
</office:document-meta>
</file>